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0000002943F2EA9A884A777B7.jpg" manifest:media-type="image/jpeg"/>
  <manifest:file-entry manifest:full-path="Pictures/10000201000000D800000168134ACE922D8670AF.png" manifest:media-type="image/png"/>
  <manifest:file-entry manifest:full-path="Pictures/100002010000026D0000032621D2F6CD8EB4E26B.png" manifest:media-type="image/png"/>
  <manifest:file-entry manifest:full-path="Pictures/10000201000001BF0000012007710280476F9E7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19fc" officeooo:paragraph-rsid="000e19fc"/>
    </style:style>
    <style:style style:name="P2" style:family="paragraph" style:parent-style-name="Standard">
      <style:text-properties officeooo:rsid="000e706f" officeooo:paragraph-rsid="000e706f"/>
    </style:style>
    <style:style style:name="P3" style:family="paragraph" style:parent-style-name="Standard">
      <style:text-properties officeooo:rsid="000e7a97" officeooo:paragraph-rsid="000e7a97"/>
    </style:style>
    <style:style style:name="P4" style:family="paragraph" style:parent-style-name="Standard">
      <style:text-properties officeooo:rsid="000f89cb" officeooo:paragraph-rsid="000f89cb"/>
    </style:style>
    <style:style style:name="P5" style:family="paragraph" style:parent-style-name="Standard" style:list-style-name="L1">
      <style:text-properties fo:font-style="italic" officeooo:rsid="000e706f" officeooo:paragraph-rsid="000e706f" style:font-style-asian="italic" style:font-style-complex="italic"/>
    </style:style>
    <style:style style:name="P6" style:family="paragraph" style:parent-style-name="Standard" style:list-style-name="L1">
      <style:text-properties fo:font-style="italic" officeooo:rsid="000e7a97" officeooo:paragraph-rsid="000e7a97" style:font-style-asian="italic" style:font-style-complex="italic"/>
    </style:style>
    <style:style style:name="P7" style:family="paragraph" style:parent-style-name="Standard">
      <style:text-properties fo:font-style="italic" officeooo:rsid="000e7a97" officeooo:paragraph-rsid="000e7a97" style:font-style-asian="italic" style:font-style-complex="italic"/>
    </style:style>
    <style:style style:name="P8" style:family="paragraph" style:parent-style-name="Standard" style:list-style-name="L2">
      <style:text-properties fo:font-style="italic" officeooo:rsid="000f89cb" officeooo:paragraph-rsid="000f89cb" style:font-style-asian="italic" style:font-style-complex="italic"/>
    </style:style>
    <style:style style:name="P9" style:family="paragraph" style:parent-style-name="Standard" style:list-style-name="L2">
      <style:text-properties fo:font-style="italic" officeooo:rsid="001aa9f3" officeooo:paragraph-rsid="001aa9f3" style:font-style-asian="italic" style:font-style-complex="italic"/>
    </style:style>
    <style:style style:name="P10" style:family="paragraph" style:parent-style-name="Standard">
      <style:text-properties officeooo:rsid="0010322e" officeooo:paragraph-rsid="0010322e"/>
    </style:style>
    <style:style style:name="P11" style:family="paragraph" style:parent-style-name="Standard">
      <style:text-properties officeooo:rsid="0010322e" officeooo:paragraph-rsid="000e7a97"/>
    </style:style>
    <style:style style:name="P12" style:family="paragraph" style:parent-style-name="Standard">
      <style:text-properties fo:font-style="normal" officeooo:rsid="000f89cb" officeooo:paragraph-rsid="000f89cb" style:font-style-asian="normal" style:font-style-complex="normal"/>
    </style:style>
    <style:style style:name="P13" style:family="paragraph" style:parent-style-name="Standard">
      <style:text-properties officeooo:rsid="00121927" officeooo:paragraph-rsid="00121927"/>
    </style:style>
    <style:style style:name="P14" style:family="paragraph" style:parent-style-name="Standard">
      <style:text-properties officeooo:rsid="00171c14" officeooo:paragraph-rsid="00171c14"/>
    </style:style>
    <style:style style:name="P15" style:family="paragraph" style:parent-style-name="Standard">
      <style:text-properties officeooo:rsid="0018b3c4" officeooo:paragraph-rsid="00121927"/>
    </style:style>
    <style:style style:name="P16" style:family="paragraph" style:parent-style-name="Standard">
      <style:text-properties officeooo:rsid="0018b3c4" officeooo:paragraph-rsid="0018b3c4"/>
    </style:style>
    <style:style style:name="P17" style:family="paragraph" style:parent-style-name="Standard">
      <style:text-properties officeooo:rsid="001aa9f3" officeooo:paragraph-rsid="001aa9f3"/>
    </style:style>
    <style:style style:name="P18" style:family="paragraph" style:parent-style-name="Standard">
      <style:text-properties fo:font-size="10pt" officeooo:rsid="001aa9f3" officeooo:paragraph-rsid="001aa9f3" style:font-size-asian="10pt" style:font-size-complex="10pt"/>
    </style:style>
    <style:style style:name="P19" style:family="paragraph" style:parent-style-name="Standard">
      <style:text-properties fo:font-size="12pt" officeooo:rsid="001aa9f3" officeooo:paragraph-rsid="001aa9f3" style:font-size-asian="12pt" style:font-size-complex="12pt"/>
    </style:style>
    <style:style style:name="P2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e19fc" officeooo:paragraph-rsid="000e19fc"/>
    </style:style>
    <style:style style:name="P2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e19fc" officeooo:paragraph-rsid="000e706f"/>
    </style:style>
    <style:style style:name="P22" style:family="paragraph" style:parent-style-name="Standard">
      <style:paragraph-properties fo:break-before="page"/>
      <style:text-properties officeooo:rsid="00121927" officeooo:paragraph-rsid="00121927"/>
    </style:style>
    <style:style style:name="P23" style:family="paragraph" style:parent-style-name="Standard">
      <style:paragraph-properties fo:break-before="column"/>
      <style:text-properties officeooo:rsid="0018b3c4" officeooo:paragraph-rsid="0018b3c4"/>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weight="normal" style:font-weight-asian="normal" style:font-weight-complex="normal"/>
    </style:style>
    <style:style style:name="T4" style:family="text">
      <style:text-properties officeooo:rsid="000e7a97"/>
    </style:style>
    <style:style style:name="T5" style:family="text">
      <style:text-properties fo:font-size="10pt" style:font-size-asian="10pt" style:font-size-complex="10pt"/>
    </style:style>
    <style:style style:name="T6" style:family="text">
      <style:text-properties fo:font-size="10pt" officeooo:rsid="0010322e" style:font-size-asian="10pt" style:font-size-complex="10pt"/>
    </style:style>
    <style:style style:name="T7" style:family="text">
      <style:text-properties fo:font-style="normal" style:font-style-asian="normal" style:font-style-complex="normal"/>
    </style:style>
    <style:style style:name="T8" style:family="text">
      <style:text-properties text:display="none"/>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1bf86c"/>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2in">
          <style:column style:rel-width="4986*" fo:start-indent="0in" fo:end-indent="0.1in"/>
          <style:column style:rel-width="4986*"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4.4752in" svg:y="1.7772in" svg:width="3.0465in" draw:z-index="0">
        <draw:text-box fo:min-height="2.6181in">
          <text:p text:style-name="Figure"><draw:frame draw:style-name="fr4" draw:name="Image1" text:anchor-type="as-char" svg:width="3.0465in" style:rel-width="100%" svg:height="2.6181in" style:rel-height="scale" draw:z-index="1"><draw:image xlink:href="Pictures/1000000000000300000002943F2EA9A884A777B7.jpg" xlink:type="simple" xlink:show="embed" xlink:actuate="onLoad" loext:mime-type="image/png"/></draw:frame><text:span text:style-name="T8"><text:line-break/></text:span>Figure <text:sequence text:ref-name="refFigure0" text:name="Figure" text:formula="ooow:Figure+1" style:num-format="1">1</text:sequence>: Obsidian ESP32</text:p>
        </draw:text-box>
      </draw:frame>
      <text:section text:style-name="Sect1" text:name="Section1">
        <text:p text:style-name="P1"><text:span text:style-name="T7">Features:</text:span></text:p>
        <text:list xml:id="list244583583" text:style-name="L1">
          <text:list-item>
            <text:p text:style-name="P5">Espressif Systems ESP32-WROVER-B</text:p>
            <text:list>
              <text:list-item>
                <text:p text:style-name="P5">16 MiB Flash</text:p>
              </text:list-item>
              <text:list-item>
                <text:p text:style-name="P5">8 MiB PSRAM</text:p>
              </text:list-item>
              <text:list-item>
                <text:p text:style-name="P5">802.11 b/g/n</text:p>
              </text:list-item>
              <text:list-item>
                <text:p text:style-name="P5">Bluetooth 4.2/BLE</text:p>
              </text:list-item>
            </text:list>
          </text:list-item>
          <text:list-item>
            <text:p text:style-name="P5">Raspberry Pi A+ Form Factor</text:p>
            <text:list>
              <text:list-item>
                <text:p text:style-name="P5">GPIO support with MCP23017</text:p>
              </text:list-item>
              <text:list-item>
                <text:p text:style-name="P5">2 High-speed SPI</text:p>
              </text:list-item>
              <text:list-item>
                <text:p text:style-name="P5">2 I2C</text:p>
              </text:list-item>
              <text:list-item>
                <text:p text:style-name="P5">I2S</text:p>
              </text:list-item>
              <text:list-item>
                <text:p text:style-name="P5">DAC output to Stereo TRS with LPF and DC blocking <text:span text:style-name="T4">capacitors</text:span></text:p>
              </text:list-item>
            </text:list>
          </text:list-item>
          <text:list-item>
            <text:p text:style-name="P6">USB/UART for programming</text:p>
            <text:list>
              <text:list-item>
                <text:p text:style-name="P6">Through Micro-USB power port</text:p>
              </text:list-item>
              <text:list-item>
                <text:p text:style-name="P6">Silicon Labs CP2102N</text:p>
              </text:list-item>
              <text:list-item>
                <text:p text:style-name="P6">Automatic boot/reset for simple Flashing</text:p>
              </text:list-item>
            </text:list>
          </text:list-item>
          <text:list-item>
            <text:p text:style-name="P6">Separate 3.3V LDO’s for the main board and expansion header.</text:p>
          </text:list-item>
        </text:list>
        <text:p text:style-name="P7"/>
        <text:p text:style-name="P12">Applications:</text:p>
        <text:list xml:id="list1006881253" text:style-name="L2">
          <text:list-item>
            <text:p text:style-name="P8">Education</text:p>
            <text:list>
              <text:list-item>
                <text:p text:style-name="P8">Learn hardware programming</text:p>
                <text:list>
                  <text:list-item>
                    <text:p text:style-name="P8">Arduino-compatible </text:p>
                  </text:list-item>
                  <text:list-item>
                    <text:p text:style-name="P8">MicroPython</text:p>
                  </text:list-item>
                </text:list>
              </text:list-item>
              <text:list-item>
                <text:p text:style-name="P8">compatible with Raspberry Pi add-on boards</text:p>
              </text:list-item>
            </text:list>
          </text:list-item>
          <text:list-item>
            <text:p text:style-name="P8">Raspberry Pi substitute where low power or real-time is needed</text:p>
          </text:list-item>
          <text:list-item>
            <text:p text:style-name="P9">Networked audio player</text:p>
          </text:list-item>
        </text:list>
        <text:p text:style-name="P3"/>
        <text:p text:style-name="P4">General Descirption:</text:p>
        <text:p text:style-name="P4"/>
        <text:p text:style-name="P4"><text:tab/>The Obsidian ESP32 is a general-purpose development board for the Espressif Systems ESP32-WROVER-B. <text:s/>As an alternative to other similar ESP32 development boards, the Obsidian ESP32 is designed with ease of prototyping in mind, and is compatible with a wide range of existing expansion boards for the Raspberry Pi, including SPI LCD’s and I2S DACs. </text:p>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0"/>
        <text:p text:style-name="P10"/>
        <text:p text:style-name="P10">This form factor gives the user access to a wide range of ready-designed expansion boards that can easily be swapped in and out of the hardware configuration, and the ability to move to or from single board computers as power requirements or processing needs demand.</text:p>
        <text:p text:style-name="P2"/>
        <text:p text:style-name="P22">Pinouts</text:p>
        <text:p text:style-name="P13"/>
        <text:p text:style-name="P13">The Obsidian ESP32 is designed to be a Raspberry Pi form factor compatible microcontroller development board. <text:s/>As such it has the expected I/O: <text:s/>a 40-pin header, micro-USB connector, and TRRS jack. <text:s/>Missing are USB and HDMI, as those are not supported by the ESP32.</text:p>
        <text:p text:style-name="P13"/>
        <text:p text:style-name="P13">Additional I/O are available, documented below</text:p>
        <text:p text:style-name="P13"/>
        <text:p text:style-name="P13"/>
        <text:p text:style-name="P13"/>
        <text:p text:style-name="P13"/>
        <text:p text:style-name="P14"><text:span text:style-name="T9">Figure 2 </text:span>shows the standard 40-pin header found on many single board computers</text:p>
        <text:p text:style-name="P14"/>
        <text:p text:style-name="P14"><text:span text:style-name="T9">Figure 3</text:span> shows the additional 8-pin header breaking out the remainder of the GPIO expander’s outputs</text:p>
        <text:p text:style-name="P14"/>
        <text:p text:style-name="P14"><text:span text:style-name="T9">Figure 4</text:span> shows the 5-pin header located where the HDMI connector would be on a single board computer.</text:p>
        <text:p text:style-name="P13"/>
        <text:p text:style-name="P13"/>
        <text:p text:style-name="P13"/>
        <text:p text:style-name="P13"/>
        <text:p text:style-name="P13"><draw:frame draw:style-name="fr2" draw:name="Frame2" text:anchor-type="paragraph" svg:x="0.0693in" svg:y="0.0346in" svg:width="3.3626in" draw:z-index="2"><draw:text-box fo:min-height="4.3665in"><text:p text:style-name="Figure"><draw:frame draw:style-name="fr5" draw:name="Image2" text:anchor-type="as-char" svg:y="-2.3252in" svg:width="3.3626in" style:rel-width="100%" svg:height="4.3665in" style:rel-height="scale" draw:z-index="3"><draw:image xlink:href="Pictures/100002010000026D0000032621D2F6CD8EB4E26B.png" xlink:type="simple" xlink:show="embed" xlink:actuate="onLoad" loext:mime-type="image/png"/></draw:frame><text:span text:style-name="T8"><text:line-break/></text:span>Figure <text:sequence text:ref-name="refFigure1" text:name="Figure" text:formula="ooow:Figure+1" style:num-format="1">2</text:sequence>: 40-pin header</text:p></draw:text-box></draw:frame></text:p>
        <text:p text:style-name="P13"><draw:frame draw:style-name="fr3" draw:name="Frame3" text:anchor-type="paragraph" svg:x="1.0744in" svg:y="0.0646in" svg:width="1.3957in" draw:z-index="4"><draw:text-box fo:min-height="0.9016in"><text:p text:style-name="Figure"><draw:frame draw:style-name="fr5" draw:name="Image3" text:anchor-type="as-char" svg:y="-0.8984in" svg:width="1.3957in" style:rel-width="100%" svg:height="0.9016in" style:rel-height="scale" draw:z-index="5"><draw:image xlink:href="Pictures/10000201000001BF0000012007710280476F9E7E.png" xlink:type="simple" xlink:show="embed" xlink:actuate="onLoad" loext:mime-type="image/png"/></draw:frame><text:span text:style-name="T8"><text:line-break/></text:span>Figure <text:sequence text:ref-name="refFigure2" text:name="Figure" text:formula="ooow:Figure+1" style:num-format="1">3</text:sequence></text:p></draw:text-box></draw:frame></text:p>
        <text:p text:style-name="P13"/>
        <text:p text:style-name="P13"/>
        <text:p text:style-name="P13"/>
        <text:p text:style-name="P13"/>
        <text:p text:style-name="P13"/>
        <text:p text:style-name="P13"/>
        <text:p text:style-name="P13"><draw:frame draw:style-name="fr3" draw:name="Frame4" text:anchor-type="paragraph" svg:x="1.5839in" svg:y="0.039in" svg:width="0.6846in" draw:z-index="6"><draw:text-box fo:min-height="1.1409in"><text:p text:style-name="Figure"><draw:frame draw:style-name="fr4" draw:name="Image4" text:anchor-type="as-char" svg:width="0.6846in" style:rel-width="100%" svg:height="1.1409in" style:rel-height="scale" draw:z-index="7"><draw:image xlink:href="Pictures/10000201000000D800000168134ACE922D8670AF.png" xlink:type="simple" xlink:show="embed" xlink:actuate="onLoad" loext:mime-type="image/png"/></draw:frame><text:span text:style-name="T8"><text:line-break/></text:span>Figure <text:sequence text:ref-name="refFigure3" text:name="Figure" text:formula="ooow:Figure+1" style:num-format="1">4</text:sequence></text:p></draw:text-box></draw:frame></text:p>
        <text:p text:style-name="P13"/>
        <text:p text:style-name="P13"/>
        <text:p text:style-name="P13"/>
        <text:p text:style-name="P13"/>
        <text:p text:style-name="P13"/>
        <text:p text:style-name="P13"/>
        <text:p text:style-name="P15"/>
        <text:p text:style-name="P15"/>
        <text:p text:style-name="P15"/>
        <text:p text:style-name="P23"><text:soft-page-break/>The Obsidian ESP32 is an open-source hardware project, see</text:p>
        <text:p text:style-name="P16"/>
        <text:p text:style-name="P16"><text:a xlink:type="simple" xlink:href="https://github.com/singleboardsolutions/Obsidian-ESP32" text:style-name="Internet_20_link" text:visited-style-name="Visited_20_Internet_20_Link"><text:span text:style-name="T5">https://github.com/singleboardsolutions/Obsidian-ESP32</text:span></text:a></text:p>
        <text:p text:style-name="P16"/>
        <text:p text:style-name="P16">Obsidian ESP32 is powered by the Espressif Systems ESP32-WROVER-B or ESP-32-WROOM-32:</text:p>
        <text:p text:style-name="P16"/>
        <text:p text:style-name="P16"><text:a xlink:type="simple" xlink:href="https://www.espressif.com/sites/default/files/documentation/esp32-wrover_datasheet_en.pdf" text:style-name="Internet_20_link" text:visited-style-name="Visited_20_Internet_20_Link"><text:span text:style-name="T5">https://www.espressif.com/sites/default/files/documentation/esp32-wrover_datasheet_en.pdf</text:span></text:a></text:p>
        <text:p text:style-name="P16"/>
        <text:p text:style-name="P16"><text:a xlink:type="simple" xlink:href="https://www.espressif.com/sites/default/files/documentation/esp32-wroom-32_datasheet_en.pdf" text:style-name="Internet_20_link" text:visited-style-name="Visited_20_Internet_20_Link"><text:span text:style-name="T5">https://www.espressif.com/sites/default/files/documentation/esp32-wroom-32_datasheet_en.pdf</text:span></text:a></text:p>
        <text:p text:style-name="P16"/>
        <text:p text:style-name="P17">These modules contain the ESP32-D0WD:</text:p>
        <text:p text:style-name="P17"/>
        <text:p text:style-name="P18"><text:a xlink:type="simple" xlink:href="https://www.espressif.com/sites/default/files/documentation/esp32_datasheet_en.pdf" text:style-name="Internet_20_link" text:visited-style-name="Visited_20_Internet_20_Link">https://www.espressif.com/sites/default/files/documentation/esp32_datasheet_en.pdf</text:a></text:p>
        <text:p text:style-name="P18"/>
        <text:p text:style-name="P19">Obsidian ESP32 ships with MicroPython pre-installed. <text:s/>Mi<text:span text:style-name="T10">c</text:span>roPython is an open-source Python implementation for microcontrollers, and can be found at its home page and github:</text:p>
        <text:p text:style-name="P19"/>
        <text:p text:style-name="P19"><text:a xlink:type="simple" xlink:href="http://micropython.org/" text:style-name="Internet_20_link" text:visited-style-name="Visited_20_Internet_20_Link">http://micropython.org/</text:a></text:p>
        <text:p text:style-name="P19"/>
        <text:p text:style-name="P19"><text:a xlink:type="simple" xlink:href="https://github.com/micropython/micropython" text:style-name="Internet_20_link" text:visited-style-name="Visited_20_Internet_20_Link">https://github.com/micropython/micropython</text:a></text:p>
        <text:p text:style-name="P19"/>
        <text:p text:style-name="P19"/>
        <text:p text:style-name="P19"/>
        <text:p text:style-name="P19"/>
        <text:p text:style-name="P19"/>
        <text:p text:style-name="P19"/>
        <text:p text:style-name="P19"/>
        <text:p text:style-name="P19"/>
        <text:p text:style-name="P19"/>
        <text:p text:style-name="P19"/>
        <text:p text:style-name="P18"/>
        <text:p text:style-name="P18"/>
        <text:p text:style-name="P17"/>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e19fc" officeooo:paragraph-rsid="000e706f"/>
    </style:style>
    <style:style style:name="MP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e19fc" officeooo:paragraph-rsid="000e19fc"/>
    </style:style>
    <style:style style:name="MT1" style:family="text">
      <style:text-properties fo:font-size="18pt" fo:font-weight="normal" style:font-size-asian="18pt" style:font-weight-asian="normal" style:font-size-complex="18pt" style:font-weight-complex="normal"/>
    </style:style>
    <style:style style:name="MT2" style:family="text">
      <style:text-properties fo:font-weight="normal" style:font-weight-asian="normal" style:font-weight-complex="normal"/>
    </style:style>
    <style:style style:name="MT3" style:family="text">
      <style:text-properties fo:font-size="18pt" fo:font-weight="bold" style:font-size-asian="18pt" style:font-weight-asian="bold" style:font-size-complex="18pt" style:font-weight-complex="bold"/>
    </style:style>
    <style:style style:name="MT4" style:family="text">
      <style:text-properties fo:font-size="10pt" officeooo:rsid="0010322e"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Single Board Solutions LLC</text:span><text:span text:style-name="MT2"><text:tab/><text:tab/><text:tab/><text:tab/><text:tab/> <text:s text:c="4"/></text:span><text:span text:style-name="MT3">Obsidian ESP32</text:span></text:p>
        <text:p text:style-name="MP2"><text:span text:style-name="MT2">Data Sheet<text:tab/><text:tab/><text:tab/><text:tab/><text:tab/><text:tab/>Raspberry Pi Form Factor ESP32 Development Kit</text:span></text:p>
      </style:header>
      <style:footer>
        <text:p text:style-name="Footer"><text:span text:style-name="MT4">www.singleboardsolutions.com</text:span><text:tab/><text:page-number text:select-page="current">3</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23:34:41.177000000</meta:creation-date>
    <dc:date>2019-12-26T19:30:00.672000000</dc:date>
    <meta:editing-duration>PT57M52S</meta:editing-duration>
    <meta:editing-cycles>6</meta:editing-cycles>
    <meta:generator>LibreOffice/6.1.1.2$Windows_X86_64 LibreOffice_project/5d19a1bfa650b796764388cd8b33a5af1f5baa1b</meta:generator>
    <meta:document-statistic meta:table-count="0" meta:image-count="4" meta:object-count="0" meta:page-count="3" meta:paragraph-count="52" meta:word-count="397" meta:character-count="2802" meta:non-whitespace-character-count="2455"/>
  </office:meta>
</office:document-meta>
</file>